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8D649AAC.png" manifest:media-type="image/png"/>
  <manifest:file-entry manifest:full-path="Pictures/100000010000077F000003C265021B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7a20" officeooo:paragraph-rsid="000e7a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cm" svg:y="0.037cm" svg:width="17cm" svg:height="9.557cm" draw:z-index="0"><draw:image xlink:href="Pictures/100000010000077F000004378D649AAC.png" xlink:type="simple" xlink:show="embed" xlink:actuate="onLoad" draw:mime-type="image/png"/></draw:frame></text:p>
      <text:p text:style-name="P1"/>
      <text:p text:style-name="P1"/>
      <text:p text:style-name="P1"><draw:frame draw:style-name="fr1" draw:name="Imagen2" text:anchor-type="char" svg:width="17cm" svg:height="8.528cm" draw:z-index="1"><draw:image xlink:href="Pictures/100000010000077F000003C265021BB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08:51:44.308000000</meta:creation-date>
    <dc:date>2024-11-08T08:54:37.607000000</dc:date>
    <meta:editing-duration>PT2M5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